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75cm" fo:min-width="6.5cm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 fo:min-height="3.75cm" fo:min-width="0.5cm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0.75cm" fo:min-width="0.5cm"/>
    </style:style>
    <style:style style:name="gr4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0.75cm" fo:min-width="3.5cm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7cm" svg:height="7cm" svg:x="3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7cm" svg:x="11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4cm" svg:x="3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5cm" svg:y="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cm" svg:height="1cm" svg:x="3cm" svg:y="2cm">
          <draw:text-box>
            <text:p>A</text:p>
          </draw:text-box>
        </draw:frame>
        <draw:frame draw:style-name="gr4" draw:text-style-name="P3" draw:layer="layout" svg:width="7cm" svg:height="1cm" svg:x="11cm" svg:y="2cm">
          <draw:text-box>
            <text:p>B</text:p>
          </draw:text-box>
        </draw:frame>
        <draw:custom-shape draw:style-name="gr1" draw:text-style-name="P1" draw:layer="layout" svg:width="7cm" svg:height="7cm" svg:x="3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7cm" svg:x="11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3cm" svg:y="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cm" svg:height="1cm" svg:x="12cm" svg:y="1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cm" svg:height="1cm" svg:x="3cm" svg:y="12cm">
          <draw:text-box>
            <text:p>A</text:p>
          </draw:text-box>
        </draw:frame>
        <draw:frame draw:style-name="gr4" draw:text-style-name="P3" draw:layer="layout" svg:width="7cm" svg:height="1cm" svg:x="11cm" svg:y="12cm">
          <draw:text-box>
            <text:p>B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19T12:01:04.457538765</meta:creation-date>
    <dc:date>2024-06-19T12:04:05.685313157</dc:date>
    <meta:editing-duration>PT3M1S</meta:editing-duration>
    <meta:editing-cycles>1</meta:editing-cycles>
    <meta:document-statistic meta:object-count="12"/>
    <meta:generator>LibreOffice/7.3.7.2$Linux_X86_64 LibreOffice_project/30$Build-2</meta:generator>
  </office:meta>
</office:document-meta>
</file>